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0A000001B50D9F415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1.37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1cm" fo:min-width="0cm"/>
    </style:style>
    <style:style style:name="gr4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2.20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6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1.27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0.36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3.81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3.63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2.08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13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1.389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cc3300" draw:marker-start-width="0.35cm" draw:marker-end-width="0.35cm" draw:fill-color="#ff3333" draw:textarea-horizontal-align="justify" draw:textarea-vertical-align="middle" draw:auto-grow-height="false" fo:min-height="0cm" fo:min-width="2.55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5" style:family="paragraph">
      <style:paragraph-properties fo:text-align="center"/>
      <style:text-properties fo:color="#ff3333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27.445cm" svg:height="15.415cm" svg:x="1.255cm" svg:y="2.885cm">
          <draw:image xlink:href="Pictures/100000000000030A000001B50D9F4150.jpg" xlink:type="simple" xlink:show="embed" xlink:actuate="onLoad">
            <text:p/>
          </draw:image>
        </draw:frame>
        <draw:custom-shape draw:style-name="gr2" draw:text-style-name="P2" draw:layer="layout" svg:width="2.5cm" svg:height="0.5cm" draw:transform="rotate (0.934623814442963) translate (3.7cm 14.81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632cm" svg:height="2.011cm" svg:x="2.668cm" svg:y="15.189cm">
          <draw:text-box>
            <text:p text:style-name="P3"><text:span text:style-name="T1">fan</text:span></text:p>
          </draw:text-box>
        </draw:frame>
        <draw:custom-shape draw:style-name="gr4" draw:text-style-name="P2" draw:layer="layout" svg:width="3.738cm" svg:height="0.5cm" draw:transform="rotate (1.37392318716994) translate (25.479cm 15.316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932cm" svg:height="2.5cm" svg:x="24.5cm" svg:y="15.6cm">
          <draw:text-box>
            <text:p text:style-name="P3"><text:span text:style-name="T1">power</text:span></text:p>
            <text:p text:style-name="P3"><text:span text:style-name="T1">supply</text:span></text:p>
          </draw:text-box>
        </draw:frame>
        <draw:custom-shape draw:style-name="gr6" draw:text-style-name="P2" draw:layer="layout" svg:width="2.5cm" svg:height="0.5cm" draw:transform="rotate (-2.64347568507061) translate (17.535cm 5.539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032cm" svg:height="2.011cm" svg:x="17.668cm" svg:y="4.6cm">
          <draw:text-box>
            <text:p text:style-name="P3"><text:span text:style-name="T1">sensor</text:span></text:p>
          </draw:text-box>
        </draw:frame>
        <draw:custom-shape draw:style-name="gr7" draw:text-style-name="P2" draw:layer="layout" svg:width="1.281cm" svg:height="0.5cm" draw:transform="rotate (-0.303687289847013) translate (5.513cm 7.24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3cm" svg:height="2.384cm" svg:x="2.6cm" svg:y="6.689cm">
          <draw:text-box>
            <text:p text:style-name="P3"><text:span text:style-name="T1">camera</text:span></text:p>
          </draw:text-box>
        </draw:frame>
        <draw:custom-shape draw:style-name="gr9" draw:text-style-name="P2" draw:layer="layout" svg:width="5.888cm" svg:height="0.318cm" draw:transform="rotate (-2.91260545572814) translate (14.3cm 8.563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5.65cm" svg:height="0.318cm" draw:transform="rotate (-0.161268422884276) translate (17.023cm 8.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3.576cm" svg:height="0.318cm" draw:transform="rotate (0.389382956119935) translate (16.571cm 7.358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032cm" svg:height="2.011cm" svg:x="14.468cm" svg:y="7.089cm">
          <draw:text-box>
            <text:p text:style-name="P5"><text:span text:style-name="T1">led</text:span></text:p>
            <text:p text:style-name="P3"><text:span text:style-name="T1">strips</text:span></text:p>
          </draw:text-box>
        </draw:frame>
        <draw:custom-shape draw:style-name="gr6" draw:text-style-name="P2" draw:layer="layout" svg:width="2.5cm" svg:height="0.5cm" draw:transform="rotate (-2.72219003433556) translate (13.087cm 4.68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3.832cm" svg:height="2.384cm" svg:x="12.7cm" svg:y="3.116cm">
          <draw:text-box>
            <text:p text:style-name="P5"><text:span text:style-name="T1">raspberry</text:span></text:p>
            <text:p text:style-name="P5"><text:span text:style-name="T1">PI</text:span></text:p>
          </draw:text-box>
        </draw:frame>
        <draw:frame draw:style-name="gr12" draw:text-style-name="P4" draw:layer="layout" svg:width="3.032cm" svg:height="1.411cm" svg:x="17.6cm" svg:y="16.489cm">
          <draw:text-box>
            <text:p text:style-name="P3"><text:span text:style-name="T1">seeds</text:span></text:p>
          </draw:text-box>
        </draw:frame>
        <draw:custom-shape draw:style-name="gr13" draw:text-style-name="P2" draw:layer="layout" svg:width="2.651cm" svg:height="0.301cm" draw:transform="rotate (0.989427152955586) translate (19.5cm 16.215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4.204cm" svg:height="0.301cm" draw:transform="rotate (1.31440745967693) translate (18.7cm 16.224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2.651cm" svg:height="0.301cm" draw:transform="rotate (2.15722695546499) translate (17.449cm 16.375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4.204cm" svg:height="0.301cm" draw:transform="rotate (1.59418373877162) translate (18.198cm 16.3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9:52:43.690000000</meta:creation-date>
    <dc:date>2019-02-04T10:11:19.639000000</dc:date>
    <meta:editing-duration>PT2M50S</meta:editing-duration>
    <meta:editing-cycles>1</meta:editing-cycles>
    <meta:document-statistic meta:object-count="20"/>
    <meta:generator>LibreOffice/4.4.7.2$Windows_x86 LibreOffice_project/f3153a8b245191196a4b6b9abd1d0da16eead600</meta:generator>
  </office:meta>
</office:document-meta>
</file>